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6a1f" officeooo:paragraph-rsid="00046a1f"/>
    </style:style>
    <style:style style:name="P2" style:family="paragraph" style:parent-style-name="Standard">
      <style:paragraph-properties fo:text-align="center" style:justify-single-word="false"/>
      <style:text-properties officeooo:rsid="00046a1f" officeooo:paragraph-rsid="00046a1f"/>
    </style:style>
    <style:style style:name="P3" style:family="paragraph" style:parent-style-name="Standard">
      <style:paragraph-properties fo:text-align="justify" style:justify-single-word="false"/>
      <style:text-properties fo:font-size="16pt" officeooo:rsid="00046a1f" officeooo:paragraph-rsid="00046a1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46a1f" officeooo:paragraph-rsid="00046a1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officeooo:rsid="00046a1f" officeooo:paragraph-rsid="00046a1f" style:font-size-asian="16pt" style:font-size-complex="16pt"/>
    </style:style>
    <style:style style:name="P6" style:family="paragraph">
      <loext:graphic-properties draw:fill="solid" draw:fill-color="#bce4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7a19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d243"/>
    </style:style>
    <style:style style:name="T2" style:family="text">
      <style:text-properties officeooo:rsid="00072a29"/>
    </style:style>
    <style:style style:name="T3" style:family="text">
      <style:text-properties officeooo:rsid="000d7963"/>
    </style:style>
    <style:style style:name="T4" style:family="text">
      <style:text-properties officeooo:rsid="000e29d2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741cm" fo:min-width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741cm" fo:min-width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741cm" fo:min-width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87cm" fo:min-width="2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487cm" fo:min-width="2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353cm" fo:min-width="0.0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083cm" fo:min-width="0.0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71cm" fo:min-width="6.36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ercizio</text:p>
      <text:p text:style-name="P1"/>
      <text:p text:style-name="P3">Scrivere un programma in C in ambiente UNIX che permetta di generare un numero arbitrario di processi SCRITTORE (es. 4) ed un numero arbitrario di processi LETTORI (es. 8).</text:p>
      <text:p text:style-name="P3"/>
      <text:p text:style-name="P3">Ogni singola istanza di SCRITTORE comunica un messaggio a tutti i LETTORI per mezzo di una memoria condivisa, e si coordina con gli stessi per mezzo di Semafori System V in maniera tale <text:span text:style-name="T4">che ogni LETTORE abbia completato la sua opetrazione di lettura (una ed una sola volta) prima che</text:span> lo SCRITTORE <text:span text:style-name="T1">possa accedere di nuovo in scrittura alla memoria condivisa</text:span>. <text:span text:style-name="T2">Al contrario lo SCRITTORE deve aver completato la sua attività di scrittura di un nuovo messaggio prima che i LETTORI possano riaccedere in lettura alla memoria condivisa.</text:span></text:p>
      <text:p text:style-name="P3"/>
      <text:p text:style-name="P3">Gli SCRITTORI, a loro volta, lavorano a turno sulla memoria condivisa in accordo ad una semantica di tipo Token-Ring secondo la quale, uno ed un unico SCRITTORE alla volta è ammesso a scrivere su tale memoria, dopodiché da allo SCRITTORE successivo la possibilità di interagire con i LETTORI.</text:p>
      <text:p text:style-name="P3"/>
      <text:p text:style-name="P3"/>
      <text:p text:style-name="P1"/>
      <text:p text:style-name="P1"/>
      <text:p text:style-name="P2"><draw:g text:anchor-type="as-char" draw:z-index="0" draw:name="Forma1" draw:style-name="gr1"><draw:g draw:style-name="gr2"><draw:path draw:style-name="gr3" draw:text-style-name="P6" svg:width="1.077cm" svg:height="1.077cm" svg:x="-0.001cm" svg:y="-0.001cm" svg:viewBox="0 0 1078 1078" svg:d="M538 0c304 0 538 233 538 538s-234 538-538 538c-305 0-538-233-538-538s233-538 538-538zM0 0zM1078 1078z"><text:p/></draw:path><draw:path draw:style-name="gr4" draw:text-style-name="P7" svg:width="0.281cm" svg:height="0.344cm" svg:x="0.319cm" svg:y="0.31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21cm" svg:height="0.194cm" svg:x="0.644cm" svg:y="0.617cm" svg:viewBox="0 0 122 195" svg:d="M0 195c0-7 0-15 0-22 17 0 33 0 50 0 0-50 0-99 0-149-15 11-30 21-45 31 0-7 0-15 0-23 16-10 31-21 47-32 7 0 15 0 23 0 0 58 0 115 0 173 16 0 31 0 47 0 0 7 0 15 0 22-40 0-81 0-122 0z"><text:p/></draw:path></draw:g><draw:g draw:style-name="gr2"><draw:path draw:style-name="gr3" draw:text-style-name="P6" svg:width="1.077cm" svg:height="1.077cm" svg:x="0.692cm" svg:y="2.08cm" svg:viewBox="0 0 1078 1078" svg:d="M538 0c304 0 538 233 538 538s-234 538-538 538c-305 0-538-233-538-538s233-538 538-538zM0 0zM1078 1078z"><text:p/></draw:path><draw:path draw:style-name="gr4" draw:text-style-name="P7" svg:width="0.281cm" svg:height="0.344cm" svg:x="1.011cm" svg:y="2.388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28cm" svg:height="0.197cm" svg:x="1.328cm" svg:y="2.693cm" svg:viewBox="0 0 129 198" svg:d="M0 198v-18c5-11 11-21 17-28 7-9 15-17 21-23 8-7 16-13 23-18 7-6 14-12 20-18 6-5 11-11 14-18 3-6 6-13 6-21 0-10-3-19-10-25-6-5-15-8-26-8-10 0-20 3-27 8-6 6-10 14-11 24l-26-2c2-16 8-28 20-37 11-9 26-14 44-14 20 0 35 5 45 14 11 9 16 22 16 39 0 8-1 15-5 22-3 8-9 16-16 23s-20 19-39 35c-11 9-19 16-25 23s-11 14-13 20h101v22z"><text:p/></draw:path></draw:g><draw:g draw:style-name="gr2"><draw:path draw:style-name="gr5" draw:text-style-name="P8" svg:width="1.077cm" svg:height="1.077cm" svg:x="2.461cm" svg:y="0.692cm" svg:viewBox="0 0 1078 1078" svg:d="M538 0c304 0 538 233 538 538s-234 538-538 538c-305 0-538-233-538-538s233-538 538-538zM0 0zM1078 1078z"><text:p/></draw:path><draw:path draw:style-name="gr4" draw:text-style-name="P7" svg:width="0.281cm" svg:height="0.344cm" svg:x="2.78cm" svg:y="1.001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34cm" svg:height="0.2cm" svg:x="3.094cm" svg:y="1.305cm" svg:viewBox="0 0 135 201" svg:d="M135 144c0 18-7 32-18 42s-28 15-49 15c-20 0-35-5-47-13-12-9-19-23-21-40l25-3c4 24 18 35 43 35 13 0 23-3 30-9s10-16 10-28c0-11-3-19-12-25-8-6-20-9-35-9h-14v-21h14c13 0 24-3 31-10 8-5 12-13 12-23 0-11-3-19-9-25-7-6-16-9-28-9-11 0-20 3-27 8-7 6-11 13-12 23l-25-1c2-16 9-29 20-38 12-8 26-13 44-13 20 0 35 5 46 14 11 8 16 21 16 38 0 12-4 22-11 30-6 7-16 13-30 16 15 2 26 7 34 15s13 19 13 31z"><text:p/></draw:path></draw:g><draw:path draw:style-name="gr6" draw:text-style-name="P9" svg:width="1.199cm" svg:height="-0.001cm" draw:transform="rotate (-1.30794974144455) translate (0.53784060794044cm 1.07564479929231cm)" svg:viewBox="0 0 1200 0" svg:d="M0 0c400 0 799 0 1200 0"><text:p/></draw:path><draw:path draw:style-name="gr6" draw:text-style-name="P9" svg:width="1.315cm" svg:height="0cm" draw:transform="rotate (0.867777704091581) translate (1.76780825137875cm 2.61400959233048cm)" svg:viewBox="0 0 1316 1" svg:d="M0 1c439-1 877-1 1316-1"><text:p/></draw:path><draw:path draw:style-name="gr6" draw:text-style-name="P9" svg:width="1.572cm" svg:height="0cm" draw:transform="rotate (2.94245058593724) translate (2.6183164078301cm 0.848674889670334cm)" svg:viewBox="0 0 1573 0" svg:d="M0 0c525 0 1049 0 1573 0"><text:p/></draw:path><draw:g draw:style-name="gr2"><draw:path draw:style-name="gr5" draw:text-style-name="P8" svg:width="1.077cm" svg:height="1.077cm" svg:x="8.461cm" svg:y="0cm" svg:viewBox="0 0 1078 1078" svg:d="M538 0c304 0 538 233 538 538s-234 538-538 538c-305 0-538-233-538-538s233-538 538-538zM0 0zM1078 1078z"><text:p/></draw:path><draw:path draw:style-name="gr4" draw:text-style-name="P7" svg:width="0.281cm" svg:height="0.344cm" svg:x="8.78cm" svg:y="0.31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21cm" svg:height="0.194cm" svg:x="9.105cm" svg:y="0.617cm" svg:viewBox="0 0 122 195" svg:d="M0 195c0-7 0-15 0-22 17 0 33 0 50 0 0-50 0-99 0-149-15 11-30 21-45 31 0-7 0-15 0-23 16-10 31-21 47-32 7 0 15 0 23 0 0 58 0 115 0 173 16 0 31 0 47 0 0 7 0 15 0 22-40 0-81 0-122 0z"><text:p/></draw:path></draw:g><draw:g draw:style-name="gr2"><draw:path draw:style-name="gr3" draw:text-style-name="P6" svg:width="1.077cm" svg:height="1.077cm" svg:x="9.153cm" svg:y="2.08cm" svg:viewBox="0 0 1078 1078" svg:d="M538 0c304 0 538 233 538 538s-234 538-538 538c-305 0-538-233-538-538s233-538 538-538zM0 0zM1078 1078z"><text:p/></draw:path><draw:path draw:style-name="gr4" draw:text-style-name="P7" svg:width="0.281cm" svg:height="0.344cm" svg:x="9.472cm" svg:y="2.388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28cm" svg:height="0.197cm" svg:x="9.79cm" svg:y="2.693cm" svg:viewBox="0 0 129 198" svg:d="M0 198v-18c5-11 11-21 17-28 7-9 15-17 21-23 8-7 16-13 23-18 7-6 14-12 20-18 6-5 11-11 14-18 3-6 6-13 6-21 0-10-3-19-10-25-6-5-15-8-26-8-10 0-20 3-27 8-6 6-10 14-11 24l-26-2c2-16 8-28 20-37 11-9 26-14 44-14 20 0 35 5 45 14 11 9 16 22 16 39 0 8-1 15-5 22-3 8-9 16-16 23s-20 19-39 35c-11 9-19 16-25 23s-11 14-13 20h101v22z"><text:p/></draw:path></draw:g><draw:g draw:style-name="gr2"><draw:path draw:style-name="gr3" draw:text-style-name="P6" svg:width="1.077cm" svg:height="1.077cm" svg:x="10.922cm" svg:y="0.692cm" svg:viewBox="0 0 1078 1078" svg:d="M538 0c304 0 538 233 538 538s-234 538-538 538c-305 0-538-233-538-538s233-538 538-538zM0 0zM1078 1078z"><text:p/></draw:path><draw:path draw:style-name="gr4" draw:text-style-name="P7" svg:width="0.281cm" svg:height="0.344cm" svg:x="11.241cm" svg:y="1.005cm" svg:viewBox="0 0 282 345" svg:d="M282 248c0 31-13 55-37 72s-58 25-103 25c-81 0-129-28-142-85l44-8c5 20 16 34 33 44 16 9 38 14 68 14 29 0 51-5 67-15s24-25 24-45c0-11-2-19-7-26s-12-12-21-17c-10-5-20-8-33-12-12-3-27-6-41-9-27-6-47-12-61-17-14-7-25-14-33-20-8-7-14-16-18-26-4-9-6-21-6-33 0-29 11-51 32-67 23-15 54-23 96-23 38 0 67 6 87 18 21 11 34 31 43 59l-46 8c-4-17-13-30-27-38-14-9-33-12-58-12-27 0-48 4-61 13-15 9-22 22-22 40 0 10 3 18 8 25 6 7 14 12 24 17s31 11 62 18c11 2 21 4 31 7 10 2 20 5 30 9 9 3 17 7 26 11 8 5 15 11 21 17 6 7 11 15 14 24 4 9 6 19 6 32z"><text:p/></draw:path><draw:path draw:style-name="gr4" draw:text-style-name="P7" svg:width="0.134cm" svg:height="0.2cm" svg:x="11.556cm" svg:y="1.306cm" svg:viewBox="0 0 135 201" svg:d="M135 144c0 18-7 32-18 42s-28 15-49 15c-20 0-35-5-47-13-12-9-19-23-21-40l25-3c4 24 18 35 43 35 13 0 23-3 30-9s10-16 10-28c0-11-3-19-12-25-8-6-20-9-35-9h-14v-21h14c13 0 24-3 31-10 8-5 12-13 12-23 0-11-3-19-9-25-7-6-16-9-28-9-11 0-20 3-27 8-7 6-11 13-12 23l-25-1c2-16 9-29 20-38 12-8 26-13 44-13 20 0 35 5 46 14 11 8 16 21 16 38 0 12-4 22-11 30-6 7-16 13-30 16 15 2 26 7 34 15s13 19 13 31z"><text:p/></draw:path></draw:g><draw:path draw:style-name="gr6" draw:text-style-name="P9" svg:width="1.199cm" svg:height="0cm" draw:transform="rotate (-1.30794974144455) translate (8.99909589341249cm 1.07841423773724cm)" svg:viewBox="0 0 1200 0" svg:d="M0 0c400 0 799 0 1200 0"><text:p/></draw:path><draw:path draw:style-name="gr6" draw:text-style-name="P9" svg:width="1.315cm" svg:height="0cm" draw:transform="skewX (-0.00174532925199429) rotate (0.867603171166381) translate (10.228887415284cm 2.6146317194592cm)" svg:viewBox="0 0 1316 1" svg:d="M0 1c439 0 877-1 1316-1"><text:p/></draw:path><draw:path draw:style-name="gr6" draw:text-style-name="P9" svg:width="1.572cm" svg:height="-0.001cm" draw:transform="rotate (2.94245058593724) translate (11.0795716933021cm 0.851444328115256cm)" svg:viewBox="0 0 1573 0" svg:d="M0 0c525 0 1049 0 1573 0"><text:p/></draw:path><draw:g draw:style-name="gr2"><draw:path draw:style-name="gr7" draw:text-style-name="P10" svg:width="3.153cm" svg:height="1.154cm" svg:x="4.383cm" svg:y="0.153cm" svg:viewBox="0 0 3154 1155" svg:d="M0 294c648 0 1296 0 1944 0 0-98 0-196 0-294 403 192 807 385 1210 577-403 192-807 386-1210 578 0-98 0-196 0-294-648 0-1296 0-1944 0 0-189 0-378 0-567zM0 0zM3154 1155z"><text:p/></draw:path><draw:path draw:style-name="gr8" draw:text-style-name="P7" svg:width="0.222cm" svg:height="0.248cm" svg:x="4.577cm" svg:y="0.61cm" svg:viewBox="0 0 223 249" svg:d="M118 27c-26 0-47 8-63 26-14 17-22 41-22 71 0 29 8 53 24 71 15 18 36 27 63 27 34 0 59-17 76-50l27 13c-10 21-24 37-41 48-19 11-40 16-64 16s-46-5-63-15c-18-10-32-25-41-43-9-19-14-42-14-67 0-39 11-69 32-91 20-22 49-33 86-33 26 0 47 5 65 15 17 10 30 25 38 45l-31 10c-5-14-15-25-27-32-13-7-28-11-45-11z"><text:p/></draw:path><draw:path draw:style-name="gr8" draw:text-style-name="P7" svg:width="0.181cm" svg:height="0.191cm" svg:x="4.828cm" svg:y="0.664cm" svg:viewBox="0 0 182 192" svg:d="M56 192c-18 0-32-4-42-14-9-10-14-24-14-41 0-19 6-34 19-45 13-10 33-15 62-16l41-1v-10c0-15-3-26-10-32-6-7-16-10-30-10s-24 2-30 7c-7 5-10 12-11 23l-33-3c6-33 30-50 75-50 23 0 41 5 53 16s18 26 18 46v80c0 10 1 17 3 21 3 5 7 7 14 7 3 0 7-1 11-1v19c-9 2-17 3-25 3-12 0-19-3-25-9-5-7-8-16-9-29h-1c-7 15-17 25-27 31-11 5-23 8-39 8zM63 169c12 0 22-2 31-7 8-6 15-13 21-22 5-9 7-18 7-28v-15l-34 1c-14 0-25 1-33 4-7 3-13 7-17 13s-6 13-6 23 3 17 8 23c5 5 13 8 23 8z"><text:p/></draw:path><draw:path draw:style-name="gr8" draw:text-style-name="P7" svg:width="0.246cm" svg:height="0.188cm" svg:x="5.032cm" svg:y="0.664cm" svg:viewBox="0 0 247 189" svg:d="M109 189v-117c0-19-3-31-7-38-6-7-14-10-27-10s-24 5-32 15-11 24-11 43v107h-31v-146c0-22 0-35-1-40h29c0 1 0 2 0 5 1 2 1 5 1 9 0 3 0 9 1 18 7-13 14-22 23-27 8-6 19-8 31-8 15 0 26 3 34 8 8 6 14 15 17 27h1c6-12 14-21 23-27 9-5 20-8 33-8 19 0 32 5 42 15 8 10 12 27 12 50v124h-31v-117c0-19-2-31-7-38s-14-10-27-10-24 5-31 15c-8 10-12 24-12 43v107z"><text:p/></draw:path><draw:path draw:style-name="gr8" draw:text-style-name="P7" svg:width="0.157cm" svg:height="0.258cm" svg:x="5.324cm" svg:y="0.598cm" svg:viewBox="0 0 158 259" svg:d="M158 162c0 64-23 97-68 97-14 0-26-3-35-8-10-6-17-13-23-25 0 4 0 9-1 16 0 8-1 13-1 13h-30c1-6 1-19 1-38v-217h31v73c0 8 0 16 0 26 6-11 13-20 23-25 10-6 21-8 35-8 24 0 41 8 52 24 11 15 16 39 16 72zM126 162c0-26-4-44-11-55-6-12-17-17-33-17-17 0-30 6-38 18s-12 30-12 57c0 24 4 41 12 53 8 11 20 17 38 17 16 0 26-5 33-16 7-12 11-30 11-57z"><text:p/></draw:path><draw:path draw:style-name="gr8" draw:text-style-name="P7" svg:width="0.03cm" svg:height="0.254cm" svg:x="5.52cm" svg:y="0.598cm" svg:viewBox="0 0 31 255" svg:d="M0 29c0-10 0-19 0-29 10 0 21 0 31 0 0 10 0 19 0 29-10 0-21 0-31 0zM0 255c0-62 0-123 0-186 10 0 21 0 31 0 0 63 0 124 0 186-10 0-21 0-31 0z"><text:p/></draw:path><draw:path draw:style-name="gr8" draw:text-style-name="P7" svg:width="0.166cm" svg:height="0.191cm" svg:x="5.59cm" svg:y="0.664cm" svg:viewBox="0 0 167 192" svg:d="M167 96c0 32-8 56-22 73-14 16-35 23-63 23-27 0-47-8-61-24-14-17-21-41-21-72 0-64 28-96 84-96 28 0 49 8 62 23 14 16 21 40 21 73zM134 96c0-25-4-44-12-55-7-12-20-18-38-18s-31 6-39 18c-8 11-13 30-13 55 0 24 4 42 13 55 7 12 20 18 37 18 19 0 32-6 40-17 8-12 12-31 12-56z"><text:p/></draw:path><draw:path draw:style-name="gr8" draw:text-style-name="P7" svg:width="0.198cm" svg:height="0.241cm" svg:x="5.869cm" svg:y="0.611cm" svg:viewBox="0 0 199 242" svg:d="M116 27c0 71 0 144 0 215-11 0-22 0-33 0 0-71 0-144 0-215-28 0-55 0-83 0 0-9 0-18 0-27 66 0 133 0 199 0 0 9 0 18 0 27-27 0-55 0-83 0z"><text:p/></draw:path><draw:path draw:style-name="gr8" draw:text-style-name="P7" svg:width="0.149cm" svg:height="0.188cm" svg:x="6.086cm" svg:y="0.67cm" svg:viewBox="0 0 150 189" svg:d="M31 0v118c0 12 1 21 4 28 2 7 6 12 11 15 6 3 13 4 23 4 16 0 27-5 36-15s13-24 13-42v-108h30v146c0 23 1 36 2 40h-29c0-1-1-2-1-4 0-3 0-6 0-9 0-4-1-10-1-19h-1c-6 13-15 22-24 28-9 5-21 7-35 7-21 0-35-5-45-15-9-10-14-27-14-50v-124z"><text:p/></draw:path><draw:path draw:style-name="gr8" draw:text-style-name="P7" svg:width="0.087cm" svg:height="0.188cm" svg:x="6.282cm" svg:y="0.664cm" svg:viewBox="0 0 88 189" svg:d="M1 189v-143c0-13 0-27-1-43h29c1 22 2 34 2 39h1c4-17 10-27 16-34 7-5 16-8 27-8 5 0 9 1 13 2v28c-4-1-10-2-16-2-14 0-23 6-30 17s-10 27-10 47v97z"><text:p/></draw:path><draw:path draw:style-name="gr8" draw:text-style-name="P7" svg:width="0.149cm" svg:height="0.188cm" svg:x="6.399cm" svg:y="0.664cm" svg:viewBox="0 0 150 189" svg:d="M118 189v-117c0-13 0-22-3-29s-7-11-11-15c-6-3-13-4-24-4-15 0-26 5-35 15s-13 24-13 43v107h-31v-146c0-22 0-35-1-40h29c0 1 0 2 0 5 1 2 1 5 1 9 0 3 0 9 1 18 7-13 15-22 25-27 9-6 21-8 35-8 21 0 35 5 44 15 10 10 15 27 15 50v124z"><text:p/></draw:path><draw:path draw:style-name="gr8" draw:text-style-name="P7" svg:width="0.166cm" svg:height="0.191cm" svg:x="6.586cm" svg:y="0.664cm" svg:viewBox="0 0 167 192" svg:d="M167 96c0 32-8 56-22 73-14 16-35 23-63 23-27 0-47-8-61-24-14-17-21-41-21-72 0-64 28-96 84-96 28 0 49 8 62 23 14 16 21 40 21 73zM134 96c0-25-4-44-12-55-7-12-20-18-38-18s-31 6-39 18c-8 11-13 30-13 55 0 24 4 42 13 55 7 12 20 18 37 18 19 0 32-6 40-17 8-12 12-31 12-56z"><text:p/></draw:path></draw:g><draw:g draw:style-name="gr2"><draw:path draw:style-name="gr3" draw:text-style-name="P6" svg:width="1.077cm" svg:height="1.077cm" svg:x="3.538cm" svg:y="5.771cm" svg:viewBox="0 0 1078 1078" svg:d="M538 0c304 0 538 233 538 538s-234 538-538 538c-305 0-538-233-538-538s233-538 538-538zM0 0zM1078 1078z"><text:p/></draw:path><draw:path draw:style-name="gr4" draw:text-style-name="P7" svg:width="0.214cm" svg:height="0.335cm" svg:x="3.904cm" svg:y="6.085cm" svg:viewBox="0 0 215 336" svg:d="M0 336c0-112 0-224 0-336 15 0 30 0 45 0 0 100 0 199 0 299 57 0 113 0 170 0 0 13 0 25 0 37-71 0-143 0-215 0z"><text:p/></draw:path><draw:path draw:style-name="gr4" draw:text-style-name="P7" svg:width="0.121cm" svg:height="0.194cm" svg:x="4.155cm" svg:y="6.387cm" svg:viewBox="0 0 122 195" svg:d="M0 195c0-7 0-15 0-22 17 0 33 0 50 0 0-50 0-99 0-149-15 11-30 21-45 31 0-7 0-15 0-23 16-10 31-21 47-32 7 0 15 0 23 0 0 58 0 115 0 173 16 0 31 0 47 0 0 7 0 15 0 22-40 0-81 0-122 0z"><text:p/></draw:path></draw:g><draw:g draw:style-name="gr2"><draw:path draw:style-name="gr3" draw:text-style-name="P6" svg:width="1.077cm" svg:height="1.077cm" svg:x="5.077cm" svg:y="5.772cm" svg:viewBox="0 0 1078 1078" svg:d="M538 0c304 0 538 233 538 538s-234 538-538 538c-305 0-538-233-538-538s233-538 538-538zM0 0zM1078 1078z"><text:p/></draw:path><draw:path draw:style-name="gr4" draw:text-style-name="P7" svg:width="0.214cm" svg:height="0.335cm" svg:x="5.443cm" svg:y="6.085cm" svg:viewBox="0 0 215 336" svg:d="M0 336c0-112 0-224 0-336 15 0 30 0 45 0 0 100 0 199 0 299 57 0 113 0 170 0 0 13 0 25 0 37-71 0-143 0-215 0z"><text:p/></draw:path><draw:path draw:style-name="gr4" draw:text-style-name="P7" svg:width="0.128cm" svg:height="0.197cm" svg:x="5.686cm" svg:y="6.385cm" svg:viewBox="0 0 129 198" svg:d="M0 198v-18c5-11 11-21 17-28 7-9 15-17 21-23 8-7 16-13 23-18 7-6 14-12 20-18 6-5 11-11 14-18 3-6 6-13 6-21 0-10-3-19-10-25-6-5-15-8-26-8-10 0-20 3-27 8-6 6-10 14-11 24l-26-2c2-16 8-28 20-37 11-9 26-14 44-14 20 0 35 5 45 14 11 9 16 22 16 39 0 8-1 15-5 22-3 8-9 16-16 23s-20 19-39 35c-11 9-19 16-25 23s-11 14-13 20h101v22z"><text:p/></draw:path></draw:g><draw:g draw:style-name="gr2"><draw:path draw:style-name="gr3" draw:text-style-name="P6" svg:width="1.077cm" svg:height="1.077cm" svg:x="6.616cm" svg:y="5.772cm" svg:viewBox="0 0 1078 1078" svg:d="M538 0c304 0 538 233 538 538s-234 538-538 538c-305 0-538-233-538-538s233-538 538-538zM0 0zM1078 1078z"><text:p/></draw:path><draw:path draw:style-name="gr4" draw:text-style-name="P7" svg:width="0.214cm" svg:height="0.335cm" svg:x="6.982cm" svg:y="6.086cm" svg:viewBox="0 0 215 336" svg:d="M0 336c0-112 0-224 0-336 15 0 30 0 45 0 0 100 0 199 0 299 57 0 113 0 170 0 0 13 0 25 0 37-71 0-143 0-215 0z"><text:p/></draw:path><draw:path draw:style-name="gr4" draw:text-style-name="P7" svg:width="0.134cm" svg:height="0.2cm" svg:x="7.222cm" svg:y="6.386cm" svg:viewBox="0 0 135 201" svg:d="M135 144c0 18-7 32-18 42s-28 15-49 15c-20 0-35-5-47-13-12-9-19-23-21-40l25-3c4 24 18 35 43 35 13 0 23-3 30-9s10-16 10-28c0-11-3-19-12-25-8-6-20-9-35-9h-14v-21h14c13 0 24-3 31-10 8-5 12-13 12-23 0-11-3-19-9-25-7-6-16-9-28-9-11 0-20 3-27 8-7 6-11 13-12 23l-25-1c2-16 9-29 20-38 12-8 26-13 44-13 20 0 35 5 46 14 11 8 16 21 16 38 0 12-4 22-11 30-6 7-16 13-30 16 15 2 26 7 34 15s13 19 13 31z"><text:p/></draw:path></draw:g><draw:g draw:style-name="gr2"><draw:path draw:style-name="gr3" draw:text-style-name="P6" svg:width="1.077cm" svg:height="1.077cm" svg:x="8.232cm" svg:y="5.773cm" svg:viewBox="0 0 1078 1078" svg:d="M538 0c304 0 538 233 538 538s-234 538-538 538c-305 0-538-233-538-538s233-538 538-538zM0 0zM1078 1078z"><text:p/></draw:path><draw:path draw:style-name="gr4" draw:text-style-name="P7" svg:width="0.214cm" svg:height="0.335cm" svg:x="8.598cm" svg:y="6.087cm" svg:viewBox="0 0 215 336" svg:d="M0 336c0-112 0-224 0-336 15 0 30 0 45 0 0 100 0 199 0 299 57 0 113 0 170 0 0 13 0 25 0 37-71 0-143 0-215 0z"><text:p/></draw:path><draw:path draw:style-name="gr4" draw:text-style-name="P7" svg:width="0.142cm" svg:height="0.194cm" svg:x="8.834cm" svg:y="6.392cm" svg:viewBox="0 0 143 195" svg:d="M115 151v44h-23v-44h-92v-19l89-132h26v131h28v20zM92 28c0 0-1 3-4 7-3 5-4 8-6 10l-50 73-7 10-2 3h69z"><text:p/></draw:path></draw:g><draw:path draw:style-name="gr9" draw:text-style-name="P9" svg:width="2.209cm" svg:height="3.148cm" svg:x="3.076cm" svg:y="1.947cm" svg:viewBox="0 0 2210 3149" svg:d="M287 803c32-267 65-535 98-803 223 150 448 300 672 450-65 30-129 59-193 89 289 631 577 1263 867 1895 64-30 128-60 193-89-33 268-66 536-99 804-224-150-447-301-671-451 64-30 127-59 192-88-289-632-578-1263-867-1895-64 29-128 58-192 88zM0 176zM2210 2973z"><text:p/></draw:path><draw:path draw:style-name="gr10" draw:text-style-name="P9" svg:width="1.67cm" svg:height="4.195cm" svg:x="6.826cm" svg:y="1.036cm" svg:viewBox="0 0 1671 4196" svg:d="M878 776c229-210 457-419 686-627 36 307 71 615 107 924-67-26-133-50-199-75-293 782-585 1565-877 2347 66 25 132 50 198 74-229 210-458 419-687 628-35-308-71-616-106-925 66 25 132 50 198 75 293-783 585-1565 878-2348-66-24-132-49-198-73zM1168 0zM503 4196z"><text:p/></draw:path><draw:path draw:style-name="gr11" draw:text-style-name="P9" svg:width="7.46cm" svg:height="2.308cm" svg:x="2.614cm" svg:y="5.231cm" svg:viewBox="0 0 7461 2309" svg:d="M3730 0c2115 0 3731 500 3731 1154s-1616 1154-3731 1154-3730-500-3730-1154 1615-1154 3730-1154zM0 0zM7461 2309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0S</meta:editing-duration>
    <meta:editing-cycles>7</meta:editing-cycles>
    <meta:generator>LibreOffice/5.4.2.2$Windows_X86_64 LibreOffice_project/22b09f6418e8c2d508a9eaf86b2399209b0990f4</meta:generator>
    <dc:date>2019-06-05T17:33:18.494000000</dc:date>
    <meta:document-statistic meta:table-count="0" meta:image-count="0" meta:object-count="0" meta:page-count="1" meta:paragraph-count="5" meta:word-count="166" meta:character-count="1002" meta:non-whitespace-character-count="840"/>
    <meta:user-defined meta:name="Info 1"/>
    <meta:user-defined meta:name="Info 2"/>
    <meta:user-defined meta:name="Info 3"/>
    <meta:user-defined meta:name="Info 4"/>
  </office:meta>
</office:document-meta>
</file>